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text-align="center" style:justify-single-word="false" style:writing-mode="lr-t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2 Discussion: Evaluate CRISP-DM</text:h>
      <text:p text:style-name="P1">Michael Surdek posted Jan 5, 2022 9:44 PM</text:p>
      <text:section text:style-name="Sect1" text:name="threadContentsPlaceholder">
        <text:p text:style-name="Text_20_body">Hi everyone I am excited to take this course with you! I'm Mike and, like many, am nearing the end of the data analytics program. I love all things R, although most of my experience is limited to data cleaning and visualization. Therefore, I am looking forward to learning more about implementing statistical methods in R to quantify uncertainty and make predictions.</text:p>
        <text:p text:style-name="P2">The case study that I chose from Kaggle is the Malicious and Benign Websites dataset. This data includes information on websites that are confirmed to be safe or dangerous, such as URL length, state/country, and registration/updated dates. It hopes to fill the gap of "a lack of datasets with malicious and benign web characteristics." (Urcuqui, 2017) Suppose the business wants to implement a feature on their network that prevents users from accessing websites that are predicted to be likely dangerous. These are the considerations that need to be made at the beginning of the CRISP-DM life cycle, in the business and data understanding phases. The data miner needs to use all available resources, including people and technology, to develop a good idea of "what the organization expects to gain from data mining" and of the existing, purchased, and additional data that might be useful in addressing the business problem. (IBM, 1999)</text:p>
        <text:p text:style-name="P2">Once the business scenario and the data have been explored to a healthy extent, the data miner can begin data preparation, typically the most time-consuming phase of the CRISP-DM. However, in the Kaggle case study, the data is generally pre-cleaned, so data preparation might only include changing variable types, pivoting the data, or merging external datasets. The purpose of preparing the data is so that it can appropriately serve into a statistical model. There are many steps in the modelling phase, including selecting a technique, documenting assumptions, tuning parameters, and assessing the model. (IBM, 1999)</text:p>
        <text:p text:style-name="P3">The next step in the CRISP-DM lifecycle is evaluating the model, and finally, deploying it in production. There are many techniques for model evaluation, but it is important that a portion of the original dataset is held out of the model building to be used exclusively for evaluation. Additionally, the evaluation phase involves an assessment of whether the business success criteria was met. Of course, this often leads to new data mining ideas and enhancements, which is why the CRISP-DM process is known as a lifecycle. After the evaluation and deployment phases, it is common to return to the initial phases and use your experiences and resources from one data mining project as a starting point for another. On top of that, the lifecycle phases iterate amongst themselves. For example, one might revert to the data preparation phase during the modelling phase, or to the business understanding phase during the data understanding phase. This makes sense because "it is not until they start getting to see some actual data mining models for their business that they start to understand the project, the possibilities, and a glimpse of the potential outcomes." (Williams, 2011)</text:p>
        <text:p text:style-name="P4">References</text:p>
        <text:p text:style-name="P3">IBM. 1999. <text:span text:style-name="Emphasis">IBM SPSS Modeler CRISP-DM Guide</text:span>. International Business Machines Corp. Retrieved from https://public.dhe.ibm.com/software/analytics/spss/documentation/modeler/18.0/en/ModelerCRISPDM.pdf</text:p>
        <text:p text:style-name="P3"><text:soft-page-break/>Urcuqui, Christian. 2017. <text:span text:style-name="Emphasis">Malicious and Benign Websites.</text:span> Kaggle. Retrieved from https://www.kaggle.com/xwolf12/malicious-and-benign-websites</text:p>
        <text:p text:style-name="P2">Williams, Graham. 2011. <text:span text:style-name="Emphasis">Data Mining with Rattle and R : The Art of Excavating Data for Knowledge Discovery.</text:span> Springer New York.<text:span text:style-name="Emphasis"> </text:span>Retrieved from http://ebookcentral.proquest.com/lib/snhu-ebooks/detail.action?docID=770229.</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4:30:34.037179922</meta:creation-date>
    <dc:date>2022-01-08T14:31:25.288491282</dc:date>
    <meta:editing-duration>PT51S</meta:editing-duration>
    <meta:editing-cycles>1</meta:editing-cycles>
    <meta:document-statistic meta:table-count="0" meta:image-count="0" meta:object-count="0" meta:page-count="2" meta:paragraph-count="10" meta:word-count="562" meta:character-count="3742" meta:non-whitespace-character-count="3190"/>
    <meta:generator>LibreOffice/6.4.7.2$Linux_X86_64 LibreOffice_project/40$Build-2</meta:generator>
  </office:meta>
</office:document-meta>
</file>